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mily-generic="swiss"/>
    <style:font-face style:name="DejaVu Sans1" svg:font-family="'DejaVu Sans'" style:font-adornments="Book" style:font-family-generic="swiss"/>
    <style:font-face style:name="Droid Sans Fallback" svg:font-family="'Droid Sans Fallback'" style:font-family-generic="swis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200%" fo:padding="0.049cm" fo:border-left="none" fo:border-right="none" fo:border-top="none" fo:border-bottom="0.74pt solid #000000" style:shadow="none"/>
      <style:text-properties style:font-name="Courier 10 Pitch" fo:font-size="10pt" fo:font-weight="normal" officeooo:rsid="001e51f7" officeooo:paragraph-rsid="001e51f7" style:font-size-asian="10pt" style:font-weight-asian="normal" style:font-size-complex="10pt" style:font-weight-complex="normal"/>
    </style:style>
    <style:style style:name="P2" style:family="paragraph" style:parent-style-name="Standard">
      <style:text-properties style:font-name="Courier 10 Pitch" fo:font-size="10pt" officeooo:rsid="001e51f7" officeooo:paragraph-rsid="001e51f7" style:font-size-asian="10pt" style:font-size-complex="10pt"/>
    </style:style>
    <style:style style:name="P3" style:family="paragraph" style:parent-style-name="Standard">
      <style:text-properties style:font-name="Courier 10 Pitch" fo:font-size="10pt" officeooo:rsid="00205165" officeooo:paragraph-rsid="00205165" style:font-size-asian="10pt" style:font-size-complex="10pt"/>
    </style:style>
    <style:style style:name="P4" style:family="paragraph" style:parent-style-name="Standard">
      <style:text-properties style:font-name="Courier 10 Pitch" fo:font-size="10pt" officeooo:rsid="0021ecdf" officeooo:paragraph-rsid="00205165" style:font-size-asian="10pt" style:font-size-complex="10pt"/>
    </style:style>
    <style:style style:name="P5" style:family="paragraph" style:parent-style-name="Standard">
      <style:text-properties style:font-name="Courier 10 Pitch" fo:font-size="10pt" officeooo:rsid="00279785" officeooo:paragraph-rsid="00279785" style:font-size-asian="10pt" style:font-size-complex="10pt"/>
    </style:style>
    <style:style style:name="P6" style:family="paragraph" style:parent-style-name="Standard">
      <style:paragraph-properties fo:line-height="100%"/>
      <style:text-properties style:font-name="Courier 10 Pitch" fo:font-size="8pt" officeooo:rsid="0021ecdf" officeooo:paragraph-rsid="0021ecdf" style:font-size-asian="8pt" style:font-size-complex="8pt"/>
    </style:style>
    <style:style style:name="P7" style:family="paragraph" style:parent-style-name="Standard">
      <style:paragraph-properties fo:line-height="100%"/>
      <style:text-properties style:font-name="Courier 10 Pitch" fo:font-size="8pt" officeooo:rsid="0021ecdf" officeooo:paragraph-rsid="0032d865" style:font-size-asian="8pt" style:font-size-complex="8pt"/>
    </style:style>
    <style:style style:name="P8" style:family="paragraph" style:parent-style-name="Standard">
      <style:text-properties style:font-name="Courier 10 Pitch" fo:font-size="8pt" officeooo:rsid="0021ecdf" officeooo:paragraph-rsid="00279785" style:font-size-asian="8pt" style:font-size-complex="8pt"/>
    </style:style>
    <style:style style:name="P9" style:family="paragraph" style:parent-style-name="Standard">
      <style:text-properties style:font-name="Courier 10 Pitch" fo:font-size="8pt" officeooo:rsid="00279785" officeooo:paragraph-rsid="00279785" style:font-size-asian="8pt" style:font-size-complex="8pt"/>
    </style:style>
    <style:style style:name="P10" style:family="paragraph" style:parent-style-name="Standard">
      <style:text-properties style:font-name="Courier 10 Pitch" fo:font-size="8pt" officeooo:rsid="00279785" officeooo:paragraph-rsid="00337bd1" style:font-size-asian="8pt" style:font-size-complex="8pt"/>
    </style:style>
    <style:style style:name="P11" style:family="paragraph" style:parent-style-name="Standard">
      <style:text-properties style:font-name="Courier 10 Pitch" fo:font-size="8pt" officeooo:rsid="00279785" officeooo:paragraph-rsid="003502ff" style:font-size-asian="8pt" style:font-size-complex="8pt"/>
    </style:style>
    <style:style style:name="P12" style:family="paragraph" style:parent-style-name="Standard">
      <style:paragraph-properties fo:line-height="100%"/>
      <style:text-properties style:font-name="Courier 10 Pitch" fo:font-size="8pt" officeooo:rsid="002baed5" officeooo:paragraph-rsid="002baed5" style:font-size-asian="8pt" style:font-size-complex="8pt"/>
    </style:style>
    <style:style style:name="P13" style:family="paragraph" style:parent-style-name="Standard">
      <style:text-properties style:font-name="Courier 10 Pitch" fo:font-size="8pt" officeooo:rsid="002da679" officeooo:paragraph-rsid="002da679" style:font-size-asian="8pt" style:font-size-complex="8pt"/>
    </style:style>
    <style:style style:name="P14" style:family="paragraph" style:parent-style-name="Standard">
      <style:paragraph-properties fo:line-height="100%"/>
      <style:text-properties style:font-name="Courier 10 Pitch" fo:font-size="8pt" officeooo:rsid="0032d865" officeooo:paragraph-rsid="0032d865" style:font-size-asian="8pt" style:font-size-complex="8pt"/>
    </style:style>
    <style:style style:name="P15" style:family="paragraph" style:parent-style-name="Standard">
      <style:text-properties style:font-name="Courier 10 Pitch" fo:font-size="8pt" officeooo:rsid="00337bd1" officeooo:paragraph-rsid="00337bd1" style:font-size-asian="8pt" style:font-size-complex="8pt"/>
    </style:style>
    <style:style style:name="P16" style:family="paragraph" style:parent-style-name="Standard">
      <style:text-properties style:font-name="Courier 10 Pitch" fo:font-size="8pt" officeooo:rsid="003502ff" officeooo:paragraph-rsid="003502ff" style:font-size-asian="8pt" style:font-size-complex="8pt"/>
    </style:style>
    <style:style style:name="P17" style:family="paragraph" style:parent-style-name="Standard">
      <style:paragraph-properties fo:line-height="100%"/>
      <style:text-properties style:font-name="Courier 10 Pitch" fo:font-size="8pt" officeooo:rsid="0021ecdf" officeooo:paragraph-rsid="0021ecdf" style:font-name-asian="Droid Sans Fallback" style:font-size-asian="8pt" style:font-name-complex="Droid Sans Fallback" style:font-size-complex="8pt"/>
    </style:style>
    <style:style style:name="P18" style:family="paragraph" style:parent-style-name="Standard">
      <style:text-properties style:font-name="Droid Sans Fallback" fo:font-size="10pt" officeooo:rsid="0021ecdf" officeooo:paragraph-rsid="0021ecdf" style:font-name-asian="Droid Sans Fallback" style:font-size-asian="10pt" style:font-name-complex="Droid Sans Fallback" style:font-size-complex="10pt"/>
    </style:style>
    <style:style style:name="P19" style:family="paragraph" style:parent-style-name="Standard" style:list-style-name="L1">
      <style:text-properties style:font-name="Courier 10 Pitch" fo:font-size="10pt" officeooo:rsid="001e51f7" officeooo:paragraph-rsid="00205165" style:font-size-asian="10pt" style:font-size-complex="10pt"/>
    </style:style>
    <style:style style:name="P20" style:family="paragraph" style:parent-style-name="Standard" style:list-style-name="L1">
      <style:text-properties style:font-name="Courier 10 Pitch" fo:font-size="10pt" officeooo:rsid="001e51f7" officeooo:paragraph-rsid="0024b704" style:font-size-asian="10pt" style:font-size-complex="10pt"/>
    </style:style>
    <style:style style:name="P21" style:family="paragraph" style:parent-style-name="Standard" style:list-style-name="L2">
      <style:paragraph-properties fo:line-height="100%" fo:text-align="start" style:justify-single-word="false"/>
      <style:text-properties style:font-name="Courier 10 Pitch" fo:font-size="10pt" officeooo:rsid="001e51f7" officeooo:paragraph-rsid="002ff16a" style:font-size-asian="10pt" style:font-size-complex="10pt"/>
    </style:style>
    <style:style style:name="P22" style:family="paragraph" style:parent-style-name="Standard" style:list-style-name="L2">
      <style:paragraph-properties fo:line-height="100%" fo:text-align="start" style:justify-single-word="false"/>
      <style:text-properties style:font-name="Courier 10 Pitch" fo:font-size="10pt" officeooo:rsid="00337bd1" officeooo:paragraph-rsid="002ff16a" style:font-size-asian="10pt" style:font-size-complex="10pt"/>
    </style:style>
    <style:style style:name="P23" style:family="paragraph" style:parent-style-name="Standard" style:list-style-name="L1">
      <style:text-properties style:font-name="Courier 10 Pitch" fo:font-size="10pt" officeooo:rsid="00337bd1" officeooo:paragraph-rsid="00337bd1" style:font-size-asian="10pt" style:font-size-complex="10pt"/>
    </style:style>
    <style:style style:name="P24" style:family="paragraph" style:parent-style-name="Standard" style:list-style-name="L3">
      <style:text-properties style:font-name="Courier 10 Pitch" fo:font-size="10pt" officeooo:rsid="0029d5dd" officeooo:paragraph-rsid="0029d5dd" style:font-size-asian="10pt" style:font-size-complex="10pt"/>
    </style:style>
    <style:style style:name="P25" style:family="paragraph" style:parent-style-name="Standard" style:list-style-name="L4">
      <style:text-properties style:font-name="Courier 10 Pitch" fo:font-size="10pt" officeooo:rsid="0029d5dd" officeooo:paragraph-rsid="0029d5dd" style:font-size-asian="10pt" style:font-size-complex="10pt"/>
    </style:style>
    <style:style style:name="P26" style:family="paragraph" style:parent-style-name="Standard" style:list-style-name="L1">
      <style:text-properties style:font-name="Courier 10 Pitch" fo:font-size="10pt" officeooo:rsid="00205165" officeooo:paragraph-rsid="00205165" style:font-size-asian="10pt" style:font-size-complex="10pt"/>
    </style:style>
    <style:style style:name="P27" style:family="paragraph" style:parent-style-name="Standard" style:list-style-name="L1">
      <style:text-properties style:font-name="Courier 10 Pitch" fo:font-size="10pt" officeooo:rsid="00205165" officeooo:paragraph-rsid="0032d865" style:font-size-asian="10pt" style:font-size-complex="10pt"/>
    </style:style>
    <style:style style:name="P28" style:family="paragraph" style:parent-style-name="Standard" style:list-style-name="L1">
      <style:text-properties style:font-name="Courier 10 Pitch" fo:font-size="10pt" officeooo:rsid="00205165" officeooo:paragraph-rsid="0028a34c" style:font-size-asian="10pt" style:font-size-complex="10pt"/>
    </style:style>
    <style:style style:name="P29" style:family="paragraph" style:parent-style-name="Standard" style:list-style-name="L1">
      <style:text-properties style:font-name="Courier 10 Pitch" fo:font-size="10pt" officeooo:rsid="00205165" officeooo:paragraph-rsid="00318f57" style:font-size-asian="10pt" style:font-size-complex="10pt"/>
    </style:style>
    <style:style style:name="P30" style:family="paragraph" style:parent-style-name="Standard" style:list-style-name="L1">
      <style:text-properties style:font-name="Courier 10 Pitch" fo:font-size="10pt" officeooo:rsid="00205165" officeooo:paragraph-rsid="0024b704" style:font-size-asian="10pt" style:font-size-complex="10pt"/>
    </style:style>
    <style:style style:name="P31" style:family="paragraph" style:parent-style-name="Standard" style:list-style-name="L1">
      <style:text-properties style:font-name="Courier 10 Pitch" fo:font-size="10pt" officeooo:rsid="00205165" officeooo:paragraph-rsid="00337bd1" style:font-size-asian="10pt" style:font-size-complex="10pt"/>
    </style:style>
    <style:style style:name="P32" style:family="paragraph" style:parent-style-name="Standard" style:list-style-name="L5">
      <style:text-properties style:font-name="Courier 10 Pitch" fo:font-size="10pt" officeooo:rsid="00205165" officeooo:paragraph-rsid="0029d5dd" style:font-size-asian="10pt" style:font-size-complex="10pt"/>
    </style:style>
    <style:style style:name="P33" style:family="paragraph" style:parent-style-name="Standard" style:list-style-name="L7">
      <style:text-properties style:font-name="Courier 10 Pitch" fo:font-size="10pt" officeooo:rsid="00205165" officeooo:paragraph-rsid="00337bd1" style:font-size-asian="10pt" style:font-size-complex="10pt"/>
    </style:style>
    <style:style style:name="P34" style:family="paragraph" style:parent-style-name="Standard" style:list-style-name="L1">
      <style:text-properties style:font-name="Courier 10 Pitch" fo:font-size="10pt" officeooo:rsid="00318f57" officeooo:paragraph-rsid="00318f57" style:font-size-asian="10pt" style:font-size-complex="10pt"/>
    </style:style>
    <style:style style:name="P35" style:family="paragraph" style:parent-style-name="Standard" style:list-style-name="L6">
      <style:text-properties style:font-name="Courier 10 Pitch" fo:font-size="10pt" officeooo:rsid="00318f57" officeooo:paragraph-rsid="00318f57" style:font-size-asian="10pt" style:font-size-complex="10pt"/>
    </style:style>
    <style:style style:name="P36" style:family="paragraph" style:parent-style-name="Standard" style:list-style-name="L1">
      <style:text-properties style:font-name="Courier 10 Pitch" fo:font-size="10pt" officeooo:rsid="0024b704" officeooo:paragraph-rsid="00337bd1" style:font-size-asian="10pt" style:font-size-complex="10pt"/>
    </style:style>
    <style:style style:name="P37" style:family="paragraph" style:parent-style-name="Standard" style:list-style-name="L1">
      <style:paragraph-properties fo:break-before="page"/>
      <style:text-properties style:font-name="Courier 10 Pitch" fo:font-size="10pt" officeooo:rsid="00205165" officeooo:paragraph-rsid="00205165" style:font-size-asian="10pt" style:font-size-complex="10pt"/>
    </style:style>
    <style:style style:name="P38" style:family="paragraph" style:parent-style-name="Standard" style:list-style-name="L1">
      <style:paragraph-properties fo:break-before="page"/>
      <style:text-properties style:font-name="Courier 10 Pitch" fo:font-size="10pt" officeooo:rsid="00205165" officeooo:paragraph-rsid="0024b704" style:font-size-asian="10pt" style:font-size-complex="10pt"/>
    </style:style>
    <style:style style:name="P39" style:family="paragraph" style:parent-style-name="Standard" style:list-style-name="L1">
      <style:paragraph-properties fo:break-before="page"/>
      <style:text-properties style:font-name="Courier 10 Pitch" fo:font-size="10pt" officeooo:rsid="001e51f7" officeooo:paragraph-rsid="0024b704" style:font-size-asian="10pt" style:font-size-complex="10pt"/>
    </style:style>
    <style:style style:name="T1" style:family="text">
      <style:text-properties officeooo:rsid="002ff16a"/>
    </style:style>
    <style:style style:name="T2" style:family="text">
      <style:text-properties officeooo:rsid="0029d5dd"/>
    </style:style>
    <style:style style:name="T3" style:family="text">
      <style:text-properties officeooo:rsid="0023d94d"/>
    </style:style>
    <style:style style:name="T4" style:family="text">
      <style:text-properties style:font-name="DejaVu Sans" officeooo:rsid="0029d5dd"/>
    </style:style>
    <style:style style:name="T5" style:family="text">
      <style:text-properties officeooo:rsid="002baed5"/>
    </style:style>
    <style:style style:name="T6" style:family="text">
      <style:text-properties officeooo:rsid="002da679"/>
    </style:style>
    <style:style style:name="T7" style:family="text">
      <style:text-properties officeooo:rsid="00318f57"/>
    </style:style>
    <style:style style:name="T8" style:family="text">
      <style:text-properties officeooo:rsid="0032d865"/>
    </style:style>
    <style:style style:name="T9" style:family="text">
      <style:text-properties officeooo:rsid="0032fcfe"/>
    </style:style>
    <style:style style:name="T10" style:family="text">
      <style:text-properties officeooo:rsid="00337bd1"/>
    </style:style>
    <style:style style:name="T11" style:family="text">
      <style:text-properties fo:font-style="normal" style:text-underline-style="none" officeooo:rsid="0032fcfe" style:font-style-asian="normal" style:font-style-complex="normal"/>
    </style:style>
    <style:style style:name="T12" style:family="text">
      <style:text-properties style:font-name-asian="Droid Sans Fallback" style:font-name-complex="Droid Sans Fallback"/>
    </style:style>
    <style:style style:name="T13" style:family="text">
      <style:text-properties officeooo:rsid="003502ff"/>
    </style:style>
    <style:style style:name="T14" style:family="text">
      <style:text-properties officeooo:rsid="0038077a"/>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1"/>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1"/>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1"/>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1"/>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1"/>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1"/>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1"/>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MBRE Y APELLIDOS: GREGORIO CORPAS PRIETO</text:p>
      <text:p text:style-name="P2">GRUPO: GP8 </text:p>
      <text:p text:style-name="P2"/>
      <text:list xml:id="list5774112355959612058" text:style-name="L1">
        <text:list-item>
          <text:p text:style-name="P19">ENUNCIADO: </text:p>
        </text:list-item>
      </text:list>
      <text:list xml:id="list2952265755742112286" text:style-name="L2">
        <text:list-item>
          <text:list>
            <text:list-item>
              <text:p text:style-name="P22">Diseña la función evaluaPolinomio() que calcule el resultado de un polinomio guardado en una lista enlazada, dependiendo de un valor de x.<text:line-break/></text:p>
            </text:list-item>
            <text:list-item>
              <text:p text:style-name="P21"><text:span text:style-name="T1">El programa principal provee de dicha lista con los monomios y pide al usuario un valor flotante para x, a partir del cual desarrollar el polinomio y retornar el valor resultante.</text:span><text:span text:style-name="T4"><text:line-break/></text:span></text:p>
            </text:list-item>
          </text:list>
        </text:list-item>
      </text:list>
      <text:list xml:id="list162940522965396" text:continue-list="list5774112355959612058" text:style-name="L1">
        <text:list-item>
          <text:p text:style-name="P19">DATOS DE ENTRADA: </text:p>
        </text:list-item>
      </text:list>
      <text:list xml:id="list4502422498500018468" text:style-name="L3">
        <text:list-item>
          <text:list>
            <text:list-item>
              <text:p text:style-name="P24">El programa pedirá al usuario que introduzca por teclado el valor de x.</text:p>
            </text:list-item>
          </text:list>
        </text:list-item>
      </text:list>
      <text:list xml:id="list162938775877395" text:continue-list="list162940522965396" text:style-name="L1">
        <text:list-item>
          <text:list>
            <text:list-item>
              <text:list>
                <text:list-item>
                  <text:p text:style-name="P26">Nombre: <text:span text:style-name="T7">x</text:span></text:p>
                </text:list-item>
                <text:list-item>
                  <text:p text:style-name="P26">Correspondencia: <text:span text:style-name="T7">Valor de la incógnita x en el polinomio</text:span></text:p>
                </text:list-item>
                <text:list-item>
                  <text:p text:style-name="P26">Tipo de dato: <text:span text:style-name="T7">Flotante</text:span><text:line-break/></text:p>
                </text:list-item>
              </text:list>
            </text:list-item>
          </text:list>
        </text:list-item>
        <text:list-item>
          <text:p text:style-name="P26">RESULTADOS O SALIDA:</text:p>
        </text:list-item>
      </text:list>
      <text:list xml:id="list3384516433692932387" text:style-name="L4">
        <text:list-item>
          <text:list>
            <text:list-item>
              <text:p text:style-name="P25"><text:span text:style-name="T7">La función retornará la sumatoria de todos los elementos del polinomio</text:span>. </text:p>
            </text:list-item>
          </text:list>
        </text:list-item>
      </text:list>
      <text:list xml:id="list162939071822277" text:continue-list="list162938775877395" text:style-name="L1">
        <text:list-item>
          <text:list>
            <text:list-item>
              <text:list>
                <text:list-item>
                  <text:p text:style-name="P26">Nombre: <text:span text:style-name="T14">Retorno</text:span></text:p>
                </text:list-item>
              </text:list>
            </text:list-item>
          </text:list>
        </text:list-item>
      </text:list>
      <text:list xml:id="list8880420141937650191" text:style-name="L5">
        <text:list-item>
          <text:list>
            <text:list-item>
              <text:list>
                <text:list-item>
                  <text:p text:style-name="P32">Correspondencia: <text:span text:style-name="T7">Suma de todos los monomios del polinomio</text:span></text:p>
                </text:list-item>
              </text:list>
            </text:list-item>
          </text:list>
        </text:list-item>
      </text:list>
      <text:list xml:id="list162939277842251" text:continue-list="list162939071822277" text:style-name="L1">
        <text:list-item>
          <text:list>
            <text:list-item>
              <text:list>
                <text:list-item>
                  <text:p text:style-name="P26">Tipo de dato: Flotante<text:line-break/></text:p>
                </text:list-item>
              </text:list>
            </text:list-item>
            <text:list-item>
              <text:p text:style-name="P26">Una vez obtenido<text:span text:style-name="T7"> el valor, este será retornado al programa principal.</text:span><text:line-break/></text:p>
            </text:list-item>
          </text:list>
        </text:list-item>
        <text:list-item>
          <text:p text:style-name="P26">DATOS AUXILIARES:</text:p>
          <text:list>
            <text:list-item>
              <text:p text:style-name="P27"><text:span text:style-name="T8">Haremos uso de una librería de cálculo matemático que incluye un método para realizar potencias.</text:span><text:line-break/></text:p>
            </text:list-item>
          </text:list>
        </text:list-item>
        <text:list-item>
          <text:p text:style-name="P26">DESCRIPCIÓN DEL ALGORITMO:</text:p>
          <text:list>
            <text:list-item>
              <text:p text:style-name="P28"><text:span text:style-name="T7">Inicializaremos la variable retorno a 0 el fin de comenzar la función.</text:span><text:line-break/></text:p>
            </text:list-item>
            <text:list-item>
              <text:p text:style-name="P34">Guardaremos la cabeza de la lista polinomio en una variable auxiliar.</text:p>
              <text:p text:style-name="P29"/>
            </text:list-item>
          </text:list>
        </text:list-item>
      </text:list>
      <text:list xml:id="list1244497191321469261" text:style-name="L6">
        <text:list-item>
          <text:list>
            <text:list-item>
              <text:p text:style-name="P35">Recorreremos iterativamente la lista mientras que el siguiente elemento de auxiliar sea distinto de NULL (mientras que no lleguemos al final de la lista). Para esto modificaremos el valor de auxiliar al del siguiente elemento en cada iteración.<text:line-break/></text:p>
            </text:list-item>
            <text:list-item>
              <text:p text:style-name="P35">En cada iteración se calcula y añade a retorno el resultado del monomio actual, multiplicando el coeficiente almacenado en auxiliar, por la potencia de el valor X (parámetro de esta función) elevado al exponente almacenado en auxiliar.<text:line-break/><text:line-break/>'retorno+=auxiliar-&gt;coeficiente * potencia(x, auxiliar-&gt;exponente)'<text:line-break/></text:p>
            </text:list-item>
          </text:list>
        </text:list-item>
      </text:list>
      <text:list xml:id="list162938500644516" text:continue-list="list162939277842251" text:style-name="L1">
        <text:list-item>
          <text:list>
            <text:list-item>
              <text:p text:style-name="P34">Devolvemos <text:span text:style-name="T8">la variable retorno</text:span> y termina la función.</text:p>
            </text:list-item>
          </text:list>
        </text:list-item>
      </text:list>
      <text:p text:style-name="P3"/>
      <text:list xml:id="list162938690102731" text:continue-numbering="true" text:style-name="L1">
        <text:list-item>
          <text:p text:style-name="P37">PSEUDOCÓDIGO</text:p>
        </text:list-item>
      </text:list>
      <text:p text:style-name="P3"/>
      <text:p text:style-name="P17">PROGRAMA PRINCIPAL:</text:p>
      <text:p text:style-name="P6"/>
      <text:p text:style-name="P6"><text:tab/>FLOTANTE <text:span text:style-name="T8">X, RESULTADO</text:span></text:p>
      <text:p text:style-name="P6"><text:tab/><text:span text:style-name="T8">MONOMIO * POLINOMIO</text:span></text:p>
      <text:p text:style-name="P12"><text:tab/></text:p>
      <text:p text:style-name="P6"><text:tab/><text:span text:style-name="T5">IMPRIME ( INTRODUCE EL VALOR DE X CON EL QUE EVALUAR EL POLINOMIO: )</text:span></text:p>
      <text:p text:style-name="P12"><text:tab/>LEE ( <text:span text:style-name="T8">X</text:span> )</text:p>
      <text:p text:style-name="P12"/>
      <text:p text:style-name="P12"><text:tab/><text:span text:style-name="T8">RESULTADO</text:span> = <text:span text:style-name="T8">EVALUAPOLINOMIO</text:span> ( <text:span text:style-name="T8">POLINOMIO, X</text:span> )</text:p>
      <text:p text:style-name="P12"><text:tab/></text:p>
      <text:p text:style-name="P12"><text:tab/>IMPRIME ( <text:span text:style-name="T8">EL RESULTADO DEL POLINOMIO USANDO X =</text:span> [<text:span text:style-name="T8">X</text:span>] ES [<text:span text:style-name="T8">RESULTADO</text:span>] )</text:p>
      <text:p text:style-name="P6"/>
      <text:p text:style-name="P6">FIN PROGRAMA PRINCIPAL </text:p>
      <text:p text:style-name="P6"/>
      <text:p text:style-name="P7"><text:span text:style-name="T8">EVALUAPOLINOMIO</text:span> (<text:span text:style-name="T3"> MONOMIO * POLINOMIO, ENTERO X </text:span>):</text:p>
      <text:p text:style-name="P6"/>
      <text:p text:style-name="P12"><text:tab/><text:span text:style-name="T8">MONOMIO * AUXILIAR = POLINOMIO</text:span></text:p>
      <text:p text:style-name="P14"><text:tab/>FLOTANTE RETORNO</text:p>
      <text:p text:style-name="P14"/>
      <text:p text:style-name="P14"><text:tab/>MIENTRAS ( AUXILIAR != NULL )</text:p>
      <text:p text:style-name="P14"><text:tab/><text:tab/>RETORNO += AUXILIAR-&gt;COEFICIENTE * POTENCIA(X, AUXILIAR-&gt;EXPONENTE)</text:p>
      <text:p text:style-name="P14"><text:tab/><text:tab/>AUXILIAR = AUXILIAR-&gt;SIGUIENTE</text:p>
      <text:p text:style-name="P14"><text:tab/>FIN MIENTRAS</text:p>
      <text:p text:style-name="P14"/>
      <text:p text:style-name="P14"><text:tab/>RETURN RETORNO</text:p>
      <text:p text:style-name="P12"><text:tab/></text:p>
      <text:p text:style-name="P7">FIN <text:s/><text:span text:style-name="T8">EVALUAPOLINOMIO</text:span></text:p>
      <text:p text:style-name="P18"><text:s/></text:p>
      <text:p text:style-name="P18"/>
      <text:p text:style-name="P4"/>
      <text:list xml:id="list162938518631491" text:continue-list="list162938690102731" text:style-name="L1">
        <text:list-item text:start-value="1">
          <text:p text:style-name="P39">ENUNCIADO: </text:p>
          <text:list>
            <text:list-item>
              <text:p text:style-name="P20"><text:span text:style-name="T11">Diseña</text:span><text:span text:style-name="T9"> la función buscaContenedor() del ejercicio 6</text:span><text:line-break/></text:p>
            </text:list-item>
          </text:list>
        </text:list-item>
        <text:list-item>
          <text:p text:style-name="P20">DATOS DE ENTRADA: </text:p>
          <text:list>
            <text:list-item>
              <text:p text:style-name="P23">Cima de la pila donde buscar el dato</text:p>
              <text:list>
                <text:list-item>
                  <text:p text:style-name="P30">Nombre: <text:span text:style-name="T10">cima</text:span></text:p>
                </text:list-item>
                <text:list-item>
                  <text:p text:style-name="P30">Correspondencia: <text:span text:style-name="T10">Ultimo registro apilado o cabeza de la lista</text:span></text:p>
                </text:list-item>
                <text:list-item>
                  <text:p text:style-name="P30">Tipo de dato: <text:span text:style-name="T10">struct nodo **</text:span></text:p>
                </text:list-item>
                <text:list-item>
                  <text:p text:style-name="P31">Restricciones: <text:span text:style-name="T6">Ninguna<text:line-break/></text:span></text:p>
                </text:list-item>
              </text:list>
            </text:list-item>
            <text:list-item>
              <text:p text:style-name="P23">Valor a buscar en la pila</text:p>
            </text:list-item>
          </text:list>
        </text:list-item>
      </text:list>
      <text:list xml:id="list5014621487753872942" text:style-name="L7">
        <text:list-item>
          <text:list>
            <text:list-item>
              <text:list>
                <text:list-item>
                  <text:p text:style-name="P33">Nombre: <text:span text:style-name="T10">valor</text:span></text:p>
                </text:list-item>
                <text:list-item>
                  <text:p text:style-name="P33">Correspondencia: <text:span text:style-name="T10">valor a buscar en la pila</text:span></text:p>
                </text:list-item>
                <text:list-item>
                  <text:p text:style-name="P33">Tipo de dato: <text:span text:style-name="T10">int</text:span></text:p>
                </text:list-item>
                <text:list-item>
                  <text:p text:style-name="P33">Restricciones: <text:span text:style-name="T6">Ninguna</text:span><text:line-break/></text:p>
                </text:list-item>
              </text:list>
            </text:list-item>
          </text:list>
        </text:list-item>
      </text:list>
      <text:list xml:id="list162939542434704" text:continue-list="list162938518631491" text:style-name="L1">
        <text:list-item>
          <text:p text:style-name="P30">RESULTADOS O SALIDA:</text:p>
          <text:list>
            <text:list-item>
              <text:p text:style-name="P30">El retorno será <text:span text:style-name="T10">1 si se encontró el valor o 0 si no se encontró</text:span><text:line-break/></text:p>
            </text:list-item>
          </text:list>
        </text:list-item>
        <text:list-item>
          <text:p text:style-name="P30">DATOS AUXILIARES:</text:p>
          <text:list>
            <text:list-item>
              <text:p text:style-name="P36">N<text:span text:style-name="T6">ecesitaremos una variable de tipo struct nodo * para crear una pila auxiliar en la que iremos guardando los nodos desapilados de la pila principal.<text:line-break/></text:span></text:p>
            </text:list-item>
            <text:list-item>
              <text:p text:style-name="P36"><text:span text:style-name="T10">También necesitaremos la variable bandera que nos dirá si se encontró el elemento en la pila o no.</text:span><text:line-break/></text:p>
            </text:list-item>
          </text:list>
        </text:list-item>
        <text:list-item>
          <text:p text:style-name="P30">DESCRIPCIÓN DEL ALGORITMO:</text:p>
          <text:list>
            <text:list-item>
              <text:p text:style-name="P23">Se seteará la bandera de encontrado a 0, y esta no se modificará hasta encontrar el elemento buscado.<text:line-break/></text:p>
            </text:list-item>
            <text:list-item>
              <text:p text:style-name="P23">Haciendo uso de la librería de funciones facilitada en moodle, recorreremos la pila mientras que se cumplan 2 premisas:</text:p>
              <text:list>
                <text:list-item>
                  <text:p text:style-name="P23">El elemento no haya sido encontrado</text:p>
                </text:list-item>
                <text:list-item>
                  <text:p text:style-name="P23">La función pilaVacia(*cima) retorne que aún no está vacía<text:line-break/></text:p>
                </text:list-item>
              </text:list>
            </text:list-item>
            <text:list-item>
              <text:p text:style-name="P23">Dentro de este recorrido iremos desapilando de la pila los elementos y apilandolos en la pila auxiliar haciendo uso de las funciones push y pop.<text:line-break/></text:p>
            </text:list-item>
            <text:list-item>
              <text:p text:style-name="P23">Acabada la búsqueda, encontrado o no el elemento, se debe retornar todo lo desapilado a la pila principal. Por tanto se recorrerá la pila auxiliar mientras que la función pilaVacía(cima_aux) no indique lo contrario.<text:line-break/></text:p>
            </text:list-item>
            <text:list-item>
              <text:p text:style-name="P23">Reapilados los elementos y con el resultado de la búsqueda, solo nos queda devolver el valor mediante un return.<text:line-break/></text:p>
            </text:list-item>
          </text:list>
        </text:list-item>
        <text:list-item>
          <text:p text:style-name="P38">PSEUDOCÓDIGO</text:p>
        </text:list-item>
      </text:list>
      <text:p text:style-name="P5"/>
      <text:p text:style-name="P8"><text:span text:style-name="T12">PROGRAMA PRINCIPAL:</text:span><text:line-break/><text:span text:style-name="T6"><text:tab/></text:span><text:line-break/><text:span text:style-name="T6"><text:tab/>STRUCT NODO * PILA</text:span></text:p>
      <text:p text:style-name="P13"><text:tab/><text:span text:style-name="T10">ENTERO BUSQUEDA</text:span></text:p>
      <text:p text:style-name="P9"><text:tab/></text:p>
      <text:p text:style-name="P9"><text:tab/>IMPRIME(<text:span text:style-name="T10"> INTRODUCE EL VALOR A BUSCAR EN LA PILA </text:span>)</text:p>
      <text:p text:style-name="P15"><text:tab/></text:p>
      <text:p text:style-name="P15"><text:tab/>LEE ( BUSQUEDA )</text:p>
      <text:p text:style-name="P15"/>
      <text:p text:style-name="P15"><text:tab/>SI ( BUSCACONTENEDOR ( &amp;PILA , BUSQUEDA ) == 1 )</text:p>
      <text:p text:style-name="P15"><text:tab/></text:p>
      <text:p text:style-name="P15"><text:tab/><text:tab/>IMPRIME( ELEMENTO [BUSQUEDA] ENCONTRADO EN LA PILA )</text:p>
      <text:p text:style-name="P9"/>
      <text:p text:style-name="P15"><text:tab/>SINO</text:p>
      <text:p text:style-name="P15"/>
      <text:p text:style-name="P15"><text:tab/><text:tab/>IMPRIME( ELEMENTO [BUSQUEDA] NO ENCONTRADO EN LA PILA)</text:p>
      <text:p text:style-name="P15"/>
      <text:p text:style-name="P15"><text:tab/>FIN SI</text:p>
      <text:p text:style-name="P15"/>
      <text:p text:style-name="P9">FIN PROGRAMA PRINCIPAL</text:p>
      <text:p text:style-name="P9"/>
      <text:p text:style-name="P10"><text:span text:style-name="T10">BUSCACONTENEDOR</text:span> (<text:span text:style-name="T13"> STRUCT NODO ** CIMA, ENTERO BUSQUEDA</text:span>):</text:p>
      <text:p text:style-name="P9"/>
      <text:p text:style-name="P13"><text:tab/><text:span text:style-name="T13">STRUCT NODO * CIMA_AUX</text:span></text:p>
      <text:p text:style-name="P16"><text:tab/>INT ENCONTRADO = 0</text:p>
      <text:p text:style-name="P16"/>
      <text:p text:style-name="P16"><text:tab/>//Mientras no encontramos el elemento y no llegamos al final de la pila</text:p>
      <text:p text:style-name="P16"><text:tab/>MIENTRAS ( ( PILAVACIA( *CIMA ) == 0 ) &amp;&amp; ( ENCONTRADO == 0 ) )</text:p>
      <text:p text:style-name="P16"/>
      <text:p text:style-name="P16"><text:tab/><text:tab/>SI ( (*CIMA)-&gt;NUMERO == BUSQUEDA)</text:p>
      <text:p text:style-name="P16"><text:tab/><text:tab/><text:tab/>ENCONTRADO = 1</text:p>
      <text:p text:style-name="P16"><text:tab/><text:tab/>FIN SI </text:p>
      <text:p text:style-name="P16"><text:tab/><text:tab/></text:p>
      <text:p text:style-name="P16"><text:tab/><text:tab/>PUSH ( &amp;CIMA_AUX, POP ( CIMA ) ) //Desapilaremos en la pila auxiliar </text:p>
      <text:p text:style-name="P16"/>
      <text:p text:style-name="P16"><text:tab/>FIN MIENTRAS<text:line-break/></text:p>
      <text:p text:style-name="P16"><text:tab/>//Mientras queden elementos en la pila auxilar</text:p>
      <text:p text:style-name="P16"><text:tab/>MIENTRAS ( PILAVACIA( CIMA_AUX ) != 1 )</text:p>
      <text:p text:style-name="P16"><text:tab/></text:p>
      <text:p text:style-name="P16"><text:tab/><text:tab/>PUSH ( CIMA , POP ( &amp;CIMA_AUX ) ) //Desapilaremos en la pila principal</text:p>
      <text:p text:style-name="P16"/>
      <text:p text:style-name="P16"><text:tab/>FIN MIENTRAS</text:p>
      <text:p text:style-name="P16"/>
      <text:p text:style-name="P16"><text:tab/>RETURN ENCONTRADO</text:p>
      <text:p text:style-name="P9"/>
      <text:p text:style-name="P11">FIN <text:span text:style-name="T10">BUSCACONTENED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family-generic="swiss"/>
    <style:font-face style:name="DejaVu Sans1" svg:font-family="'DejaVu Sans'" style:font-adornments="Book" style:font-family-generic="swiss"/>
    <style:font-face style:name="Droid Sans Fallback" svg:font-family="'Droid Sans Fallback'" style:font-family-generic="swis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200%" fo:padding="0.049cm" fo:border-left="none" fo:border-right="none" fo:border-top="none" fo:border-bottom="0.74pt solid #000000" style:shadow="none"/>
      <style:text-properties style:font-name="Courier 10 Pitch" fo:font-size="10pt" fo:font-weight="normal" officeooo:rsid="001e51f7" officeooo:paragraph-rsid="001e51f7" style:font-size-asian="10pt" style:font-weight-asian="normal" style:font-size-complex="10pt" style:font-weight-complex="normal"/>
    </style:style>
    <style:style style:name="MT1" style:family="text">
      <style:text-properties officeooo:rsid="002ff16a"/>
    </style:style>
    <style:style style:name="MT2" style:family="text">
      <style:text-properties officeooo:rsid="0029d5d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ELACIÓN DE PRÁCTICAS <text:span text:style-name="MT1">4</text:span><text:tab/><text:tab/><text:tab/><text:tab/><text:tab/><text:tab/><text:span text:style-name="MT2"> <text:s text:c="2"/>LISTAS PILAS Y COLA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o </meta:initial-creator>
    <meta:creation-date>2015-02-13T02:23:54.945971650</meta:creation-date>
    <dc:date>2015-05-18T16:29:38.327605535</dc:date>
    <dc:creator>grego </dc:creator>
    <meta:editing-duration>PT3H6M6S</meta:editing-duration>
    <meta:editing-cycles>11</meta:editing-cycles>
    <meta:generator>LibreOffice/4.2.7.2$Linux_X86_64 LibreOffice_project/420m0$Build-2</meta:generator>
    <meta:document-statistic meta:table-count="0" meta:image-count="0" meta:object-count="0" meta:page-count="4" meta:paragraph-count="106" meta:word-count="823" meta:character-count="4832" meta:non-whitespace-character-count="4058"/>
  </office:meta>
</office:document-meta>
</file>